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sup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multiscripts>
                    <mo stretchy="false">+</mo>
                    <mprescripts/>
                    <none/>
                    <mrow/>
                  </mmultiscripts>
                  <mmultiscripts>
                    <mi>x</mi>
                    <mn>2</mn>
                    <none/>
                    <mprescripts/>
                    <none/>
                    <mrow/>
                  </mmultiscripts>
                </mrow>
              </mrow>
              <mo fence="true" stretchy="false">)</mo>
            </mrow>
            <mn>....</mn>
            <mmultiscripts>
              <mi>x</mi>
              <mi>n</mi>
              <none/>
              <mprescripts/>
              <none/>
              <mrow/>
            </mmultiscripts>
          </mrow>
        </mrow>
        <mo fence="true" stretchy="false">)</mo>
      </mrow>
      <mrow>
        <mo fence="true" stretchy="false">(</mo>
        <mrow>
          <mfrac>
            <mn>1</mn>
            <mi>n</mi>
          </mfrac>
        </mrow>
        <mo fence="true" stretchy="false">)</mo>
      </mrow>
    </msup>
    <annotation encoding="StarMath 5.0">((1+ x_{1} ) (1+  lsup{} x_{2} lsup{} )....x_{n} lsup{})^( {1} over {n}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2:35:36.659192538</meta:creation-date>
    <dc:date>2017-02-26T23:44:48.867101592</dc:date>
    <meta:editing-duration>PT8M51S</meta:editing-duration>
    <meta:editing-cycles>1</meta:editing-cycles>
    <meta:generator>LibreOffice/5.1.4.2$Linux_X86_64 LibreOffice_project/10m0$Build-2</meta:generator>
  </office:meta>
</office:document-meta>
</file>